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189.35pt"/>
    </style:style>
    <style:style style:name="co6" style:family="table-column">
      <style:table-column-properties fo:break-before="auto" style:column-width="167.75pt"/>
    </style:style>
    <style:style style:name="co7" style:family="table-column">
      <style:table-column-properties fo:break-before="auto" style:column-width="192.44pt"/>
    </style:style>
    <style:style style:name="co8" style:family="table-column">
      <style:table-column-properties fo:break-before="auto" style:column-width="147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16)" table:style-name="ta1">
        <table:shapes>
          <draw:frame draw:z-index="0" draw:style-name="gr1" draw:text-style-name="P1" svg:width="453.51pt" svg:height="255.09pt" svg:x="815.07pt" svg:y="1255.83pt">
            <loext:p draw:notify-on-update-of-ranges="'grafana_data_export(16)'.H1:'grafana_data_export(16)'.H1 'grafana_data_export(16)'.H2:'grafana_data_export(16)'.H44 'grafana_data_export(16)'.I1:'grafana_data_export(16)'.I1 'grafana_data_export(16)'.I2:'grafana_data_export(16)'.I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18.02pt" svg:y="734.85pt">
            <loext:p draw:notify-on-update-of-ranges="'grafana_data_export(16)'.B1:'grafana_data_export(16)'.B1 'grafana_data_export(16)'.B2:'grafana_data_export(16)'.B44 'grafana_data_export(16)'.C1:'grafana_data_export(16)'.C1 'grafana_data_export(16)'.C2:'grafana_data_export(16)'.C44 'grafana_data_export(16)'.D1:'grafana_data_export(16)'.D1 'grafana_data_export(16)'.D2:'grafana_data_export(16)'.D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819.72pt" svg:y="996.69pt">
            <loext:p draw:notify-on-update-of-ranges="'grafana_data_export(16)'.E1:'grafana_data_export(16)'.E1 'grafana_data_export(16)'.E2:'grafana_data_export(16)'.E44 'grafana_data_export(16)'.F1:'grafana_data_export(16)'.F1 'grafana_data_export(16)'.F2:'grafana_data_export(16)'.F44 'grafana_data_export(16)'.G1:'grafana_data_export(16)'.G1 'grafana_data_export(16)'.G2:'grafana_data_export(16)'.G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 Middletier</text:p>
          </table:table-cell>
          <table:table-cell office:value-type="string" calcext:value-type="string">
            <text:p>CPU Limit</text:p>
          </table:table-cell>
          <table:table-cell office:value-type="string" calcext:value-type="string">
            <text:p>CPU Node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FPM Node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Failures</text:p>
          </table:table-cell>
          <table:table-cell office:value-type="string" calcext:value-type="string">
            <text:p>Successes</text:p>
          </table:table-cell>
        </table:table-row>
        <table:table-row table:style-name="ro1">
          <table:table-cell office:value-type="string" calcext:value-type="string">
            <text:p>2017-07-27T10:14:00+02:0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990.249991416931" calcext:value-type="float">
            <text:p>990.2499914169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07-27T10:15:00+02:00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989.750027656555" calcext:value-type="float">
            <text:p>989.7500276565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7-27T10:16:00+02:00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990.499973297119" calcext:value-type="float">
            <text:p>990.4999732971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07-27T10:17:00+02:00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989.750027656555" calcext:value-type="float">
            <text:p>989.7500276565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7-07-27T10:18:00+02:00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988.250017166138" calcext:value-type="float">
            <text:p>988.2500171661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07-27T10:19:00+02:0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988.499999046326" calcext:value-type="float">
            <text:p>988.49999904632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07-27T10:20:00+02:0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987.500011920929" calcext:value-type="float">
            <text:p>987.50001192092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0:21:00+02:00</text:p>
          </table:table-cell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7T10:22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7-27T10:23:00+02:00</text:p>
          </table:table-cell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982.749998569489" calcext:value-type="float">
            <text:p>982.7499985694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7-27T10:24:00+02:00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980.499982833862" calcext:value-type="float">
            <text:p>980.4999828338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7-27T10:25:00+02:00</text:p>
          </table:table-cell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office:value-type="float" office:value="979.499995708466" calcext:value-type="float">
            <text:p>979.4999957084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2017-07-27T10:26:00+02:00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976.000010967255" calcext:value-type="float">
            <text:p>976.0000109672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17-07-27T10:27:00+02:00</text:p>
          </table:table-cell>
          <table:table-cell office:value-type="float" office:value="198" calcext:value-type="float">
            <text:p>198</text:p>
          </table:table-cell>
          <table:table-cell office:value-type="float" office:value="1000" calcext:value-type="float">
            <text:p>1000</text:p>
          </table:table-cell>
          <table:table-cell office:value-type="float" office:value="968.500018119812" calcext:value-type="float">
            <text:p>968.5000181198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2017-07-27T10:28:00+02:0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office:value-type="float" office:value="967.000007629395" calcext:value-type="float">
            <text:p>967.00000762939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2017-07-27T10:29:00+02:00</text:p>
          </table:table-cell>
          <table:table-cell office:value-type="float" office:value="252" calcext:value-type="float">
            <text:p>252</text:p>
          </table:table-cell>
          <table:table-cell office:value-type="float" office:value="1000" calcext:value-type="float">
            <text:p>1000</text:p>
          </table:table-cell>
          <table:table-cell office:value-type="float" office:value="962.249994277954" calcext:value-type="float">
            <text:p>962.2499942779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2017-07-27T10:30:00+02:00</text:p>
          </table:table-cell>
          <table:table-cell office:value-type="float" office:value="315" calcext:value-type="float">
            <text:p>315</text:p>
          </table:table-cell>
          <table:table-cell office:value-type="float" office:value="1000" calcext:value-type="float">
            <text:p>1000</text:p>
          </table:table-cell>
          <table:table-cell office:value-type="float" office:value="957.000017166138" calcext:value-type="float">
            <text:p>957.00001716613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2017-07-27T10:31:00+02:00</text:p>
          </table:table-cell>
          <table:table-cell office:value-type="float" office:value="323" calcext:value-type="float">
            <text:p>323</text:p>
          </table:table-cell>
          <table:table-cell office:value-type="float" office:value="1000" calcext:value-type="float">
            <text:p>1000</text:p>
          </table:table-cell>
          <table:table-cell office:value-type="float" office:value="955.250024795532" calcext:value-type="float">
            <text:p>955.25002479553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2017-07-27T10:32:00+02:00</text:p>
          </table:table-cell>
          <table:table-cell office:value-type="float" office:value="341" calcext:value-type="float">
            <text:p>341</text:p>
          </table:table-cell>
          <table:table-cell office:value-type="float" office:value="1000" calcext:value-type="float">
            <text:p>1000</text:p>
          </table:table-cell>
          <table:table-cell office:value-type="float" office:value="953.999996185303" calcext:value-type="float">
            <text:p>953.99999618530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017-07-27T10:33:00+02:00</text:p>
          </table:table-cell>
          <table:table-cell office:value-type="float" office:value="370" calcext:value-type="float">
            <text:p>370</text:p>
          </table:table-cell>
          <table:table-cell office:value-type="float" office:value="1000" calcext:value-type="float">
            <text:p>1000</text:p>
          </table:table-cell>
          <table:table-cell office:value-type="float" office:value="951.499998569489" calcext:value-type="float">
            <text:p>951.499998569489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2017-07-27T10:34:00+02:00</text:p>
          </table:table-cell>
          <table:table-cell office:value-type="float" office:value="381" calcext:value-type="float">
            <text:p>381</text:p>
          </table:table-cell>
          <table:table-cell office:value-type="float" office:value="1000" calcext:value-type="float">
            <text:p>1000</text:p>
          </table:table-cell>
          <table:table-cell office:value-type="float" office:value="950.999975204468" calcext:value-type="float">
            <text:p>950.999975204468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7.2" calcext:value-type="float">
            <text:p>7.2</text:p>
          </table:table-cell>
          <table:table-cell office:value-type="float" office:value="191" calcext:value-type="float">
            <text:p>19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2017-07-27T10:35:00+02: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949.999988079071" calcext:value-type="float">
            <text:p>949.999988079071</text:p>
          </table:table-cell>
          <table:table-cell office:value-type="float" office:value="0.0947550791926544" calcext:value-type="float">
            <text:p>0.094755079192654</text:p>
          </table:table-cell>
          <table:table-cell office:value-type="float" office:value="627.8" calcext:value-type="float">
            <text:p>627.8</text:p>
          </table:table-cell>
          <table:table-cell office:value-type="float" office:value="636.4" calcext:value-type="float">
            <text:p>636.4</text:p>
          </table:table-cell>
          <table:table-cell office:value-type="float" office:value="337" calcext:value-type="float">
            <text:p>337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7-07-27T10:36:00+02:0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0.131171521915663" calcext:value-type="float">
            <text:p>0.131171521915663</text:p>
          </table:table-cell>
          <table:table-cell office:value-type="float" office:value="626.8" calcext:value-type="float">
            <text:p>626.8</text:p>
          </table:table-cell>
          <table:table-cell office:value-type="float" office:value="613.2" calcext:value-type="float">
            <text:p>613.2</text:p>
          </table:table-cell>
          <table:table-cell office:value-type="float" office:value="367" calcext:value-type="float">
            <text:p>36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017-07-27T10:37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0.983515919615652" calcext:value-type="float">
            <text:p>0.983515919615652</text:p>
          </table:table-cell>
          <table:table-cell office:value-type="float" office:value="618" calcext:value-type="float">
            <text:p>618</text:p>
          </table:table-cell>
          <table:table-cell office:value-type="float" office:value="622.4" calcext:value-type="float">
            <text:p>622.4</text:p>
          </table:table-cell>
          <table:table-cell office:value-type="float" office:value="494" calcext:value-type="float">
            <text:p>494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2017-07-27T10:38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143.218968546085" calcext:value-type="float">
            <text:p>143.218968546085</text:p>
          </table:table-cell>
          <table:table-cell office:value-type="float" office:value="613" calcext:value-type="float">
            <text:p>613</text:p>
          </table:table-cell>
          <table:table-cell office:value-type="float" office:value="669.6" calcext:value-type="float">
            <text:p>669.6</text:p>
          </table:table-cell>
          <table:table-cell office:value-type="float" office:value="671" calcext:value-type="float">
            <text:p>671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2017-07-27T10:39:00+02: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4.30447536068335" calcext:value-type="float">
            <text:p>4.30447536068335</text:p>
          </table:table-cell>
          <table:table-cell office:value-type="float" office:value="627.8" calcext:value-type="float">
            <text:p>627.8</text:p>
          </table:table-cell>
          <table:table-cell office:value-type="float" office:value="620.2" calcext:value-type="float">
            <text:p>620.2</text:p>
          </table:table-cell>
          <table:table-cell office:value-type="float" office:value="776" calcext:value-type="float">
            <text:p>77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017-07-27T10:40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15.9904579784844" calcext:value-type="float">
            <text:p>15.9904579784844</text:p>
          </table:table-cell>
          <table:table-cell office:value-type="float" office:value="626.8" calcext:value-type="float">
            <text:p>626.8</text:p>
          </table:table-cell>
          <table:table-cell office:value-type="float" office:value="618.6" calcext:value-type="float">
            <text:p>618.6</text:p>
          </table:table-cell>
          <table:table-cell office:value-type="float" office:value="795" calcext:value-type="float">
            <text:p>795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17-07-27T10:41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231.11238448918" calcext:value-type="float">
            <text:p>231.11238448918</text:p>
          </table:table-cell>
          <table:table-cell office:value-type="float" office:value="607.2" calcext:value-type="float">
            <text:p>607.2</text:p>
          </table:table-cell>
          <table:table-cell office:value-type="float" office:value="707.4" calcext:value-type="float">
            <text:p>707.4</text:p>
          </table:table-cell>
          <table:table-cell office:value-type="float" office:value="1083" calcext:value-type="float">
            <text:p>1083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2017-07-27T10:42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92.3031350489651" calcext:value-type="float">
            <text:p>92.3031350489651</text:p>
          </table:table-cell>
          <table:table-cell office:value-type="float" office:value="620.4" calcext:value-type="float">
            <text:p>620.4</text:p>
          </table:table-cell>
          <table:table-cell office:value-type="float" office:value="637.8" calcext:value-type="float">
            <text:p>637.8</text:p>
          </table:table-cell>
          <table:table-cell office:value-type="float" office:value="1070" calcext:value-type="float">
            <text:p>1070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2017-07-27T10:43:00+02: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40.3467207008988" calcext:value-type="float">
            <text:p>40.3467207008988</text:p>
          </table:table-cell>
          <table:table-cell office:value-type="float" office:value="613" calcext:value-type="float">
            <text:p>613</text:p>
          </table:table-cell>
          <table:table-cell office:value-type="float" office:value="627.8" calcext:value-type="float">
            <text:p>627.8</text:p>
          </table:table-cell>
          <table:table-cell office:value-type="float" office:value="1194" calcext:value-type="float">
            <text:p>119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2017-07-27T10:44:00+02:00</text:p>
          </table:table-cell>
          <table:table-cell office:value-type="float" office:value="369" calcext:value-type="float">
            <text:p>369</text:p>
          </table:table-cell>
          <table:table-cell office:value-type="float" office:value="1000" calcext:value-type="float">
            <text:p>1000</text:p>
          </table:table-cell>
          <table:table-cell office:value-type="float" office:value="952.750027179718" calcext:value-type="float">
            <text:p>952.750027179718</text:p>
          </table:table-cell>
          <table:table-cell office:value-type="float" office:value="62.5790775317893" calcext:value-type="float">
            <text:p>62.5790775317893</text:p>
          </table:table-cell>
          <table:table-cell office:value-type="float" office:value="602.2" calcext:value-type="float">
            <text:p>602.2</text:p>
          </table:table-cell>
          <table:table-cell office:value-type="float" office:value="640.2" calcext:value-type="float">
            <text:p>640.2</text:p>
          </table:table-cell>
          <table:table-cell office:value-type="float" office:value="1487" calcext:value-type="float">
            <text:p>148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2017-07-27T10:45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40.282277013325" calcext:value-type="float">
            <text:p>40.282277013325</text:p>
          </table:table-cell>
          <table:table-cell office:value-type="float" office:value="618.2" calcext:value-type="float">
            <text:p>618.2</text:p>
          </table:table-cell>
          <table:table-cell office:value-type="float" office:value="616" calcext:value-type="float">
            <text:p>616</text:p>
          </table:table-cell>
          <table:table-cell office:value-type="float" office:value="1414" calcext:value-type="float">
            <text:p>1414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2017-07-27T10:46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0.000578295362485548" calcext:value-type="float">
            <text:p>0.000578295362486</text:p>
          </table:table-cell>
          <table:table-cell office:value-type="float" office:value="615.6" calcext:value-type="float">
            <text:p>615.6</text:p>
          </table:table-cell>
          <table:table-cell office:value-type="float" office:value="609.8" calcext:value-type="float">
            <text:p>609.8</text:p>
          </table:table-cell>
          <table:table-cell office:value-type="float" office:value="1655" calcext:value-type="float">
            <text:p>1655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2017-07-27T10:47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0.000972310324587333" calcext:value-type="float">
            <text:p>0.000972310324587</text:p>
          </table:table-cell>
          <table:table-cell office:value-type="float" office:value="609" calcext:value-type="float">
            <text:p>609</text:p>
          </table:table-cell>
          <table:table-cell office:value-type="float" office:value="603" calcext:value-type="float">
            <text:p>603</text:p>
          </table:table-cell>
          <table:table-cell office:value-type="float" office:value="2011" calcext:value-type="float">
            <text:p>2011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string" calcext:value-type="string">
            <text:p>2017-07-27T10:48:00+02: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0.00122119522272257" calcext:value-type="float">
            <text:p>0.001221195222723</text:p>
          </table:table-cell>
          <table:table-cell office:value-type="float" office:value="613.2" calcext:value-type="float">
            <text:p>613.2</text:p>
          </table:table-cell>
          <table:table-cell office:value-type="float" office:value="619" calcext:value-type="float">
            <text:p>619</text:p>
          </table:table-cell>
          <table:table-cell office:value-type="float" office:value="2101" calcext:value-type="float">
            <text:p>2101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2017-07-27T10:49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0.00143859108714395" calcext:value-type="float">
            <text:p>0.001438591087144</text:p>
          </table:table-cell>
          <table:table-cell office:value-type="float" office:value="595" calcext:value-type="float">
            <text:p>595</text:p>
          </table:table-cell>
          <table:table-cell office:value-type="float" office:value="608.8" calcext:value-type="float">
            <text:p>608.8</text:p>
          </table:table-cell>
          <table:table-cell office:value-type="float" office:value="2319" calcext:value-type="float">
            <text:p>231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2017-07-27T10:50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1.51992903627918" calcext:value-type="float">
            <text:p>1.51992903627918</text:p>
          </table:table-cell>
          <table:table-cell office:value-type="float" office:value="652.8" calcext:value-type="float">
            <text:p>652.8</text:p>
          </table:table-cell>
          <table:table-cell office:value-type="float" office:value="650.8" calcext:value-type="float">
            <text:p>650.8</text:p>
          </table:table-cell>
          <table:table-cell office:value-type="float" office:value="2073" calcext:value-type="float">
            <text:p>2073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2017-07-27T10:51:00+02: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2.12088793826359" calcext:value-type="float">
            <text:p>2.12088793826359</text:p>
          </table:table-cell>
          <table:table-cell office:value-type="float" office:value="776" calcext:value-type="float">
            <text:p>776</text:p>
          </table:table-cell>
          <table:table-cell office:value-type="float" office:value="768.4" calcext:value-type="float">
            <text:p>768.4</text:p>
          </table:table-cell>
          <table:table-cell office:value-type="float" office:value="1876" calcext:value-type="float">
            <text:p>1876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2017-07-27T10:52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16.9131927567696" calcext:value-type="float">
            <text:p>16.913192756769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33" calcext:value-type="float">
            <text:p>213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2017-07-27T10:53:00+02:00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974.250018596649" calcext:value-type="float">
            <text:p>974.250018596649</text:p>
          </table:table-cell>
          <table:table-cell office:value-type="float" office:value="0.0603251816542194" calcext:value-type="float">
            <text:p>0.0603251816542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7T10:5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0.0266276329112802" calcext:value-type="float">
            <text:p>0.0266276329112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7T10:5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0.226043823577271" calcext:value-type="float">
            <text:p>0.22604382357727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7T10:56:00+02:00</text:p>
          </table:table-cell>
          <table:table-cell table:number-columns-repeated="3" office:value-type="string" calcext:value-type="string">
            <text:p>undefined</text:p>
          </table:table-cell>
          <table:table-cell office:value-type="float" office:value="0.237548282352451" calcext:value-type="float">
            <text:p>0.23754828235245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2:26:51.612646732</dc:date>
    <meta:editing-duration>PT50M55S</meta:editing-duration>
    <meta:editing-cycles>2</meta:editing-cycles>
    <meta:generator>LibreOffice/5.2.7.2$Linux_X86_64 LibreOffice_project/20m0$Build-2</meta:generator>
    <meta:document-statistic meta:table-count="1" meta:cell-count="3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ff420e" draw:opacity="50%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5cm" svg:y="3.935cm" style:legend-expansion="high" chart:style-name="ch2"/>
        <chart:plot-area chart:style-name="ch3" table:cell-range-address="'grafana_data_export(16)'.H1:'grafana_data_export(16)'.I44" chart:data-source-has-labels="row" svg:x="0.32cm" svg:y="0.18cm" svg:width="12.81cm" svg:height="8.64cm">
          <chartooo:coordinate-region svg:x="1.344cm" svg:y="0.388cm" svg:width="11.639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fana_data_export(16)'.H2:'grafana_data_export(16)'.H44" chart:label-cell-address="'grafana_data_export(16)'.H1:'grafana_data_export(16)'.H1" chart:class="chart:area">
            <chart:data-point chart:repeated="43"/>
          </chart:series>
          <chart:series chart:style-name="ch7" chart:values-cell-range-address="'grafana_data_export(16)'.I2:'grafana_data_export(16)'.I44" chart:label-cell-address="'grafana_data_export(16)'.I1:'grafana_data_export(16)'.I1" chart:class="chart:area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'grafana_data_export(16)'.H1:'grafana_data_export(16)'.H1</svg:desc>
                </draw:g>
              </table:table-cell>
              <table:table-cell office:value-type="string">
                <text:p>Successes</text:p>
                <draw:g>
                  <svg:desc>'grafana_data_export(16)'.I1:'grafana_data_export(16)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rafana_data_export(16)'.H2:'grafana_data_export(16)'.H44</svg:desc>
                </draw:g>
              </table:table-cell>
              <table:table-cell office:value-type="float" office:value="35">
                <text:p>35</text:p>
                <draw:g>
                  <svg:desc>'grafana_data_export(16)'.I2:'grafana_data_export(16)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">
                <text:p>191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">
                <text:p>337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7">
                <text:p>36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4">
                <text:p>49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1">
                <text:p>671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6">
                <text:p>77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5">
                <text:p>79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3">
                <text:p>108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70">
                <text:p>1070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4">
                <text:p>119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7">
                <text:p>1487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4">
                <text:p>1414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5">
                <text:p>1655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1">
                <text:p>2011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1">
                <text:p>2101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19">
                <text:p>2319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73">
                <text:p>2073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76">
                <text:p>1876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33">
                <text:p>2133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Fine_20_Dotted"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999999" draw:fill-color="#99999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26cm" svg:y="3.677cm" style:legend-expansion="high" chart:style-name="ch2"/>
        <chart:plot-area chart:style-name="ch3" table:cell-range-address="'grafana_data_export(16)'.E1:'grafana_data_export(16)'.G44" chart:data-source-has-labels="row" svg:x="0.32cm" svg:y="0.18cm" svg:width="10.786cm" svg:height="8.64cm">
          <chartooo:coordinate-region svg:x="1.151cm" svg:y="0.389cm" svg:width="9.615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fana_data_export(16)'.E2:'grafana_data_export(16)'.E44" chart:label-cell-address="'grafana_data_export(16)'.E1:'grafana_data_export(16)'.E1" chart:class="chart:line">
            <chart:data-point chart:repeated="43"/>
          </chart:series>
          <chart:series chart:style-name="ch7" chart:values-cell-range-address="'grafana_data_export(16)'.F2:'grafana_data_export(16)'.F44" chart:label-cell-address="'grafana_data_export(16)'.F1:'grafana_data_export(16)'.F1" chart:class="chart:line">
            <chart:data-point chart:repeated="43"/>
          </chart:series>
          <chart:series chart:style-name="ch8" chart:values-cell-range-address="'grafana_data_export(16)'.G2:'grafana_data_export(16)'.G44" chart:label-cell-address="'grafana_data_export(16)'.G1:'grafana_data_export(16)'.G1" chart:class="chart:line">
            <chart:data-point chart:repeated="28"/>
            <chart:data-point chart:style-name="ch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P Middletier</text:p>
                <draw:g>
                  <svg:desc>'grafana_data_export(16)'.E1:'grafana_data_export(16)'.E1</svg:desc>
                </draw:g>
              </table:table-cell>
              <table:table-cell office:value-type="string">
                <text:p>FPM Node</text:p>
                <draw:g>
                  <svg:desc>'grafana_data_export(16)'.F1:'grafana_data_export(16)'.F1</svg:desc>
                </draw:g>
              </table:table-cell>
              <table:table-cell office:value-type="string">
                <text:p>FPM Middletier</text:p>
                <draw:g>
                  <svg:desc>'grafana_data_export(16)'.G1:'grafana_data_export(16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grafana_data_export(16)'.E2:'grafana_data_export(16)'.E44</svg:desc>
                </draw:g>
              </table:table-cell>
              <table:table-cell office:value-type="float" office:value="NaN">
                <text:p>NaN</text:p>
                <draw:g>
                  <svg:desc>'grafana_data_export(16)'.F2:'grafana_data_export(16)'.F44</svg:desc>
                </draw:g>
              </table:table-cell>
              <table:table-cell office:value-type="float" office:value="NaN">
                <text:p>NaN</text:p>
                <draw:g>
                  <svg:desc>'grafana_data_export(16)'.G2:'grafana_data_export(16)'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47550791926544">
                <text:p>0.0947550791926544</text:p>
              </table:table-cell>
              <table:table-cell office:value-type="float" office:value="627.8">
                <text:p>627.8</text:p>
              </table:table-cell>
              <table:table-cell office:value-type="float" office:value="636.4">
                <text:p>636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1171521915663">
                <text:p>0.131171521915663</text:p>
              </table:table-cell>
              <table:table-cell office:value-type="float" office:value="626.8">
                <text:p>626.8</text:p>
              </table:table-cell>
              <table:table-cell office:value-type="float" office:value="613.2">
                <text:p>61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3515919615652">
                <text:p>0.983515919615652</text:p>
              </table:table-cell>
              <table:table-cell office:value-type="float" office:value="618">
                <text:p>618</text:p>
              </table:table-cell>
              <table:table-cell office:value-type="float" office:value="622.4">
                <text:p>62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.218968546085">
                <text:p>143.218968546085</text:p>
              </table:table-cell>
              <table:table-cell office:value-type="float" office:value="613">
                <text:p>613</text:p>
              </table:table-cell>
              <table:table-cell office:value-type="float" office:value="669.6">
                <text:p>66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0447536068335">
                <text:p>4.30447536068335</text:p>
              </table:table-cell>
              <table:table-cell office:value-type="float" office:value="627.8">
                <text:p>627.8</text:p>
              </table:table-cell>
              <table:table-cell office:value-type="float" office:value="620.2">
                <text:p>62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9904579784844">
                <text:p>15.9904579784844</text:p>
              </table:table-cell>
              <table:table-cell office:value-type="float" office:value="626.8">
                <text:p>626.8</text:p>
              </table:table-cell>
              <table:table-cell office:value-type="float" office:value="618.6">
                <text:p>618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1.11238448918">
                <text:p>231.11238448918</text:p>
              </table:table-cell>
              <table:table-cell office:value-type="float" office:value="607.2">
                <text:p>607.2</text:p>
              </table:table-cell>
              <table:table-cell office:value-type="float" office:value="707.4">
                <text:p>707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.3031350489651">
                <text:p>92.3031350489651</text:p>
              </table:table-cell>
              <table:table-cell office:value-type="float" office:value="620.4">
                <text:p>620.4</text:p>
              </table:table-cell>
              <table:table-cell office:value-type="float" office:value="637.8">
                <text:p>637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3467207008988">
                <text:p>40.3467207008988</text:p>
              </table:table-cell>
              <table:table-cell office:value-type="float" office:value="613">
                <text:p>613</text:p>
              </table:table-cell>
              <table:table-cell office:value-type="float" office:value="627.8">
                <text:p>62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5790775317893">
                <text:p>62.5790775317893</text:p>
              </table:table-cell>
              <table:table-cell office:value-type="float" office:value="602.2">
                <text:p>602.2</text:p>
              </table:table-cell>
              <table:table-cell office:value-type="float" office:value="640.2">
                <text:p>64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282277013325">
                <text:p>40.282277013325</text:p>
              </table:table-cell>
              <table:table-cell office:value-type="float" office:value="618.2">
                <text:p>618.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78295362485548">
                <text:p>0.000578295362485548</text:p>
              </table:table-cell>
              <table:table-cell office:value-type="float" office:value="615.6">
                <text:p>615.6</text:p>
              </table:table-cell>
              <table:table-cell office:value-type="float" office:value="609.8">
                <text:p>609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972310324587333">
                <text:p>0.000972310324587333</text:p>
              </table:table-cell>
              <table:table-cell office:value-type="float" office:value="609">
                <text:p>60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22119522272257">
                <text:p>0.00122119522272257</text:p>
              </table:table-cell>
              <table:table-cell office:value-type="float" office:value="613.2">
                <text:p>613.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43859108714395">
                <text:p>0.00143859108714395</text:p>
              </table:table-cell>
              <table:table-cell office:value-type="float" office:value="595">
                <text:p>595</text:p>
              </table:table-cell>
              <table:table-cell office:value-type="float" office:value="608.8">
                <text:p>60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1992903627918">
                <text:p>1.51992903627918</text:p>
              </table:table-cell>
              <table:table-cell office:value-type="float" office:value="652.8">
                <text:p>652.8</text:p>
              </table:table-cell>
              <table:table-cell office:value-type="float" office:value="650.8">
                <text:p>650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2088793826359">
                <text:p>2.12088793826359</text:p>
              </table:table-cell>
              <table:table-cell office:value-type="float" office:value="776">
                <text:p>776</text:p>
              </table:table-cell>
              <table:table-cell office:value-type="float" office:value="768.4">
                <text:p>76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9131927567696">
                <text:p>16.913192756769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03251816542194">
                <text:p>0.060325181654219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66276329112802">
                <text:p>0.026627632911280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6043823577271">
                <text:p>0.22604382357727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7548282352451">
                <text:p>0.23754828235245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Fine_20_Dotted" svg:stroke-color="#b3b3b3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54cm" svg:y="3.677cm" style:legend-expansion="high" chart:style-name="ch2"/>
        <chart:plot-area chart:style-name="ch3" table:cell-range-address="'grafana_data_export(16)'.B1:'grafana_data_export(16)'.D44" chart:data-source-has-labels="row" svg:x="0.32cm" svg:y="0.18cm" svg:width="10.814cm" svg:height="8.64cm">
          <chartooo:coordinate-region svg:x="1.151cm" svg:y="0.389cm" svg:width="9.643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fana_data_export(16)'.B2:'grafana_data_export(16)'.B44" chart:label-cell-address="'grafana_data_export(16)'.B1:'grafana_data_export(16)'.B1" chart:class="chart:line">
            <chart:data-point chart:repeated="43"/>
          </chart:series>
          <chart:series chart:style-name="ch7" chart:values-cell-range-address="'grafana_data_export(16)'.C2:'grafana_data_export(16)'.C44" chart:label-cell-address="'grafana_data_export(16)'.C1:'grafana_data_export(16)'.C1" chart:class="chart:line">
            <chart:data-point chart:repeated="43"/>
          </chart:series>
          <chart:series chart:style-name="ch8" chart:values-cell-range-address="'grafana_data_export(16)'.D2:'grafana_data_export(16)'.D44" chart:label-cell-address="'grafana_data_export(16)'.D1:'grafana_data_export(16)'.D1" chart:class="chart:line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iddletier</text:p>
                <draw:g>
                  <svg:desc>'grafana_data_export(16)'.B1:'grafana_data_export(16)'.B1</svg:desc>
                </draw:g>
              </table:table-cell>
              <table:table-cell office:value-type="string">
                <text:p>CPU Limit</text:p>
                <draw:g>
                  <svg:desc>'grafana_data_export(16)'.C1:'grafana_data_export(16)'.C1</svg:desc>
                </draw:g>
              </table:table-cell>
              <table:table-cell office:value-type="string">
                <text:p>CPU Node</text:p>
                <draw:g>
                  <svg:desc>'grafana_data_export(16)'.D1:'grafana_data_export(16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grafana_data_export(16)'.B2:'grafana_data_export(16)'.B44</svg:desc>
                </draw:g>
              </table:table-cell>
              <table:table-cell office:value-type="float" office:value="1000">
                <text:p>1000</text:p>
                <draw:g>
                  <svg:desc>'grafana_data_export(16)'.C2:'grafana_data_export(16)'.C44</svg:desc>
                </draw:g>
              </table:table-cell>
              <table:table-cell office:value-type="float" office:value="990.249991416931">
                <text:p>990.249991416931</text:p>
                <draw:g>
                  <svg:desc>'grafana_data_export(16)'.D2:'grafana_data_export(16)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989.750027656555">
                <text:p>989.750027656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990.499973297119">
                <text:p>990.499973297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989.750027656555">
                <text:p>989.750027656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988.250017166138">
                <text:p>988.250017166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988.499999046326">
                <text:p>988.499999046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000">
                <text:p>1000</text:p>
              </table:table-cell>
              <table:table-cell office:value-type="float" office:value="987.500011920929">
                <text:p>987.500011920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1000">
                <text:p>1000</text:p>
              </table:table-cell>
              <table:table-cell office:value-type="float" office:value="986.500024795532">
                <text:p>986.500024795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000">
                <text:p>1000</text:p>
              </table:table-cell>
              <table:table-cell office:value-type="float" office:value="982.749998569489">
                <text:p>982.749998569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000">
                <text:p>1000</text:p>
              </table:table-cell>
              <table:table-cell office:value-type="float" office:value="980.499982833862">
                <text:p>980.499982833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">
                <text:p>108</text:p>
              </table:table-cell>
              <table:table-cell office:value-type="float" office:value="1000">
                <text:p>1000</text:p>
              </table:table-cell>
              <table:table-cell office:value-type="float" office:value="979.499995708466">
                <text:p>979.499995708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">
                <text:p>141</text:p>
              </table:table-cell>
              <table:table-cell office:value-type="float" office:value="1000">
                <text:p>1000</text:p>
              </table:table-cell>
              <table:table-cell office:value-type="float" office:value="976.000010967255">
                <text:p>976.000010967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">
                <text:p>198</text:p>
              </table:table-cell>
              <table:table-cell office:value-type="float" office:value="1000">
                <text:p>1000</text:p>
              </table:table-cell>
              <table:table-cell office:value-type="float" office:value="968.500018119812">
                <text:p>968.500018119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">
                <text:p>215</text:p>
              </table:table-cell>
              <table:table-cell office:value-type="float" office:value="1000">
                <text:p>1000</text:p>
              </table:table-cell>
              <table:table-cell office:value-type="float" office:value="967.000007629395">
                <text:p>967.000007629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  <table:table-cell office:value-type="float" office:value="1000">
                <text:p>1000</text:p>
              </table:table-cell>
              <table:table-cell office:value-type="float" office:value="962.249994277954">
                <text:p>962.249994277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1000">
                <text:p>1000</text:p>
              </table:table-cell>
              <table:table-cell office:value-type="float" office:value="957.000017166138">
                <text:p>957.000017166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3">
                <text:p>323</text:p>
              </table:table-cell>
              <table:table-cell office:value-type="float" office:value="1000">
                <text:p>1000</text:p>
              </table:table-cell>
              <table:table-cell office:value-type="float" office:value="955.250024795532">
                <text:p>955.250024795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1">
                <text:p>341</text:p>
              </table:table-cell>
              <table:table-cell office:value-type="float" office:value="1000">
                <text:p>1000</text:p>
              </table:table-cell>
              <table:table-cell office:value-type="float" office:value="953.999996185303">
                <text:p>953.999996185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0">
                <text:p>370</text:p>
              </table:table-cell>
              <table:table-cell office:value-type="float" office:value="1000">
                <text:p>1000</text:p>
              </table:table-cell>
              <table:table-cell office:value-type="float" office:value="951.499998569489">
                <text:p>951.4999985694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1">
                <text:p>381</text:p>
              </table:table-cell>
              <table:table-cell office:value-type="float" office:value="1000">
                <text:p>1000</text:p>
              </table:table-cell>
              <table:table-cell office:value-type="float" office:value="950.999975204468">
                <text:p>950.999975204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0">
                <text:p>390</text:p>
              </table:table-cell>
              <table:table-cell office:value-type="float" office:value="1000">
                <text:p>1000</text:p>
              </table:table-cell>
              <table:table-cell office:value-type="float" office:value="949.999988079071">
                <text:p>949.999988079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8">
                <text:p>398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2">
                <text:p>402</text:p>
              </table:table-cell>
              <table:table-cell office:value-type="float" office:value="1000">
                <text:p>1000</text:p>
              </table:table-cell>
              <table:table-cell office:value-type="float" office:value="948.249995708466">
                <text:p>948.249995708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5">
                <text:p>405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3">
                <text:p>393</text:p>
              </table:table-cell>
              <table:table-cell office:value-type="float" office:value="1000">
                <text:p>1000</text:p>
              </table:table-cell>
              <table:table-cell office:value-type="float" office:value="948.499977588654">
                <text:p>948.4999775886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">
                <text:p>404</text:p>
              </table:table-cell>
              <table:table-cell office:value-type="float" office:value="1000">
                <text:p>1000</text:p>
              </table:table-cell>
              <table:table-cell office:value-type="float" office:value="947.250008583069">
                <text:p>947.2500085830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9">
                <text:p>409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">
                <text:p>399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3">
                <text:p>413</text:p>
              </table:table-cell>
              <table:table-cell office:value-type="float" office:value="1000">
                <text:p>1000</text:p>
              </table:table-cell>
              <table:table-cell office:value-type="float" office:value="949.000000953674">
                <text:p>949.000000953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">
                <text:p>369</text:p>
              </table:table-cell>
              <table:table-cell office:value-type="float" office:value="1000">
                <text:p>1000</text:p>
              </table:table-cell>
              <table:table-cell office:value-type="float" office:value="952.750027179718">
                <text:p>952.75002717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3">
                <text:p>403</text:p>
              </table:table-cell>
              <table:table-cell office:value-type="float" office:value="1000">
                <text:p>1000</text:p>
              </table:table-cell>
              <table:table-cell office:value-type="float" office:value="948.750019073486">
                <text:p>948.750019073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9">
                <text:p>409</text:p>
              </table:table-cell>
              <table:table-cell office:value-type="float" office:value="1000">
                <text:p>1000</text:p>
              </table:table-cell>
              <table:table-cell office:value-type="float" office:value="949.249982833862">
                <text:p>949.249982833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2">
                <text:p>402</text:p>
              </table:table-cell>
              <table:table-cell office:value-type="float" office:value="1000">
                <text:p>1000</text:p>
              </table:table-cell>
              <table:table-cell office:value-type="float" office:value="947.250008583069">
                <text:p>947.250008583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6">
                <text:p>406</text:p>
              </table:table-cell>
              <table:table-cell office:value-type="float" office:value="1000">
                <text:p>1000</text:p>
              </table:table-cell>
              <table:table-cell office:value-type="float" office:value="947.250008583069">
                <text:p>947.250008583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4">
                <text:p>394</text:p>
              </table:table-cell>
              <table:table-cell office:value-type="float" office:value="1000">
                <text:p>1000</text:p>
              </table:table-cell>
              <table:table-cell office:value-type="float" office:value="950.250029563904">
                <text:p>950.250029563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9">
                <text:p>409</text:p>
              </table:table-cell>
              <table:table-cell office:value-type="float" office:value="1000">
                <text:p>1000</text:p>
              </table:table-cell>
              <table:table-cell office:value-type="float" office:value="948.249995708466">
                <text:p>948.249995708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3">
                <text:p>403</text:p>
              </table:table-cell>
              <table:table-cell office:value-type="float" office:value="1000">
                <text:p>1000</text:p>
              </table:table-cell>
              <table:table-cell office:value-type="float" office:value="947.499990463257">
                <text:p>947.499990463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2">
                <text:p>402</text:p>
              </table:table-cell>
              <table:table-cell office:value-type="float" office:value="1000">
                <text:p>1000</text:p>
              </table:table-cell>
              <table:table-cell office:value-type="float" office:value="947.250008583069">
                <text:p>947.250008583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2">
                <text:p>182</text:p>
              </table:table-cell>
              <table:table-cell office:value-type="float" office:value="1000">
                <text:p>1000</text:p>
              </table:table-cell>
              <table:table-cell office:value-type="float" office:value="974.250018596649">
                <text:p>974.2500185966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0.99999666214">
                <text:p>990.999996662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0.99999666214">
                <text:p>990.99999666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